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61.6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92586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15" calcext:value-type="float">
            <text:p>1815</text:p>
          </table:table-cell>
          <table:table-cell office:value-type="float" office:value="44" calcext:value-type="float">
            <text:p>44</text:p>
          </table:table-cell>
          <table:table-cell office:value-type="float" office:value="84732600000" calcext:value-type="float">
            <text:p>84732600000</text:p>
          </table:table-cell>
          <table:table-cell office:value-type="float" office:value="3.06818" calcext:value-type="float">
            <text:p>3.06818</text:p>
          </table:table-cell>
          <table:table-cell office:value-type="float" office:value="114220000" calcext:value-type="float">
            <text:p>114220000</text:p>
          </table:table-cell>
          <table:table-cell office:value-type="float" office:value="16" calcext:value-type="float">
            <text:p>16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38" calcext:value-type="float">
            <text:p>38</text:p>
          </table:table-cell>
          <table:table-cell office:value-type="float" office:value="447875000000" calcext:value-type="float">
            <text:p>447875000000</text:p>
          </table:table-cell>
          <table:table-cell office:value-type="float" office:value="3.07895" calcext:value-type="float">
            <text:p>3.07895</text:p>
          </table:table-cell>
          <table:table-cell office:value-type="float" office:value="1011650000" calcext:value-type="float">
            <text:p>1011650000</text:p>
          </table:table-cell>
          <table:table-cell office:value-type="float" office:value="15" calcext:value-type="float">
            <text:p>15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54" calcext:value-type="float">
            <text:p>1654</text:p>
          </table:table-cell>
          <table:table-cell office:value-type="float" office:value="46" calcext:value-type="float">
            <text:p>46</text:p>
          </table:table-cell>
          <table:table-cell office:value-type="float" office:value="272916000000" calcext:value-type="float">
            <text:p>272916000000</text:p>
          </table:table-cell>
          <table:table-cell office:value-type="float" office:value="3.19565" calcext:value-type="float">
            <text:p>3.19565</text:p>
          </table:table-cell>
          <table:table-cell office:value-type="float" office:value="100809000" calcext:value-type="float">
            <text:p>100809000</text:p>
          </table:table-cell>
          <table:table-cell office:value-type="float" office:value="15" calcext:value-type="float">
            <text:p>15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78" calcext:value-type="float">
            <text:p>1078</text:p>
          </table:table-cell>
          <table:table-cell office:value-type="float" office:value="23" calcext:value-type="float">
            <text:p>23</text:p>
          </table:table-cell>
          <table:table-cell office:value-type="float" office:value="277655000000" calcext:value-type="float">
            <text:p>277655000000</text:p>
          </table:table-cell>
          <table:table-cell office:value-type="float" office:value="2.86957" calcext:value-type="float">
            <text:p>2.86957</text:p>
          </table:table-cell>
          <table:table-cell office:value-type="float" office:value="379431000" calcext:value-type="float">
            <text:p>379431000</text:p>
          </table:table-cell>
          <table:table-cell office:value-type="float" office:value="9" calcext:value-type="float">
            <text:p>9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float" office:value="513309000000" calcext:value-type="float">
            <text:p>513309000000</text:p>
          </table:table-cell>
          <table:table-cell office:value-type="float" office:value="3" calcext:value-type="float">
            <text:p>3</text:p>
          </table:table-cell>
          <table:table-cell office:value-type="float" office:value="880546000" calcext:value-type="float">
            <text:p>880546000</text:p>
          </table:table-cell>
          <table:table-cell office:value-type="float" office:value="4" calcext:value-type="float">
            <text:p>4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29" calcext:value-type="float">
            <text:p>1329</text:p>
          </table:table-cell>
          <table:table-cell office:value-type="float" office:value="46" calcext:value-type="float">
            <text:p>46</text:p>
          </table:table-cell>
          <table:table-cell office:value-type="float" office:value="578903000000" calcext:value-type="float">
            <text:p>578903000000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233227000" calcext:value-type="float">
            <text:p>233227000</text:p>
          </table:table-cell>
          <table:table-cell office:value-type="float" office:value="10" calcext:value-type="float">
            <text:p>1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office:value-type="float" office:value="411028000000" calcext:value-type="float">
            <text:p>411028000000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218857000" calcext:value-type="float">
            <text:p>218857000</text:p>
          </table:table-cell>
          <table:table-cell office:value-type="float" office:value="14" calcext:value-type="float">
            <text:p>14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9" calcext:value-type="float">
            <text:p>1629</text:p>
          </table:table-cell>
          <table:table-cell office:value-type="float" office:value="41" calcext:value-type="float">
            <text:p>41</text:p>
          </table:table-cell>
          <table:table-cell office:value-type="float" office:value="193911000000" calcext:value-type="float">
            <text:p>193911000000</text:p>
          </table:table-cell>
          <table:table-cell office:value-type="float" office:value="3.78049" calcext:value-type="float">
            <text:p>3.78049</text:p>
          </table:table-cell>
          <table:table-cell office:value-type="float" office:value="2124380" calcext:value-type="float">
            <text:p>2124380</text:p>
          </table:table-cell>
          <table:table-cell office:value-type="float" office:value="11" calcext:value-type="float">
            <text:p>11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office:value-type="float" office:value="42" calcext:value-type="float">
            <text:p>42</text:p>
          </table:table-cell>
          <table:table-cell office:value-type="float" office:value="192869000000" calcext:value-type="float">
            <text:p>192869000000</text:p>
          </table:table-cell>
          <table:table-cell office:value-type="float" office:value="3.47619" calcext:value-type="float">
            <text:p>3.47619</text:p>
          </table:table-cell>
          <table:table-cell office:value-type="float" office:value="238065000" calcext:value-type="float">
            <text:p>238065000</text:p>
          </table:table-cell>
          <table:table-cell office:value-type="float" office:value="13" calcext:value-type="float">
            <text:p>13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56" calcext:value-type="float">
            <text:p>1256</text:p>
          </table:table-cell>
          <table:table-cell office:value-type="float" office:value="46" calcext:value-type="float">
            <text:p>46</text:p>
          </table:table-cell>
          <table:table-cell office:value-type="float" office:value="453132000000" calcext:value-type="float">
            <text:p>453132000000</text:p>
          </table:table-cell>
          <table:table-cell office:value-type="float" office:value="2.43478" calcext:value-type="float">
            <text:p>2.43478</text:p>
          </table:table-cell>
          <table:table-cell office:value-type="float" office:value="1017280000" calcext:value-type="float">
            <text:p>1017280000</text:p>
          </table:table-cell>
          <table:table-cell office:value-type="float" office:value="10" calcext:value-type="float">
            <text:p>1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09" calcext:value-type="float">
            <text:p>1609</text:p>
          </table:table-cell>
          <table:table-cell office:value-type="float" office:value="46" calcext:value-type="float">
            <text:p>46</text:p>
          </table:table-cell>
          <table:table-cell office:value-type="float" office:value="52187100000" calcext:value-type="float">
            <text:p>5218710000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92131800" calcext:value-type="float">
            <text:p>92131800</text:p>
          </table:table-cell>
          <table:table-cell office:value-type="float" office:value="15" calcext:value-type="float">
            <text:p>15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01" calcext:value-type="float">
            <text:p>1401</text:p>
          </table:table-cell>
          <table:table-cell office:value-type="float" office:value="41" calcext:value-type="float">
            <text:p>41</text:p>
          </table:table-cell>
          <table:table-cell office:value-type="float" office:value="380870000000" calcext:value-type="float">
            <text:p>380870000000</text:p>
          </table:table-cell>
          <table:table-cell office:value-type="float" office:value="3" calcext:value-type="float">
            <text:p>3</text:p>
          </table:table-cell>
          <table:table-cell office:value-type="float" office:value="172555000" calcext:value-type="float">
            <text:p>172555000</text:p>
          </table:table-cell>
          <table:table-cell office:value-type="float" office:value="12" calcext:value-type="float">
            <text:p>12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485510000000" calcext:value-type="float">
            <text:p>485510000000</text:p>
          </table:table-cell>
          <table:table-cell office:value-type="float" office:value="2.86957" calcext:value-type="float">
            <text:p>2.86957</text:p>
          </table:table-cell>
          <table:table-cell office:value-type="float" office:value="664591000" calcext:value-type="float">
            <text:p>664591000</text:p>
          </table:table-cell>
          <table:table-cell office:value-type="float" office:value="19" calcext:value-type="float">
            <text:p>19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83" calcext:value-type="float">
            <text:p>1183</text:p>
          </table:table-cell>
          <table:table-cell office:value-type="float" office:value="33" calcext:value-type="float">
            <text:p>33</text:p>
          </table:table-cell>
          <table:table-cell office:value-type="float" office:value="501090000000" calcext:value-type="float">
            <text:p>501090000000</text:p>
          </table:table-cell>
          <table:table-cell office:value-type="float" office:value="3.0303" calcext:value-type="float">
            <text:p>3.0303</text:p>
          </table:table-cell>
          <table:table-cell office:value-type="float" office:value="397686000" calcext:value-type="float">
            <text:p>397686000</text:p>
          </table:table-cell>
          <table:table-cell office:value-type="float" office:value="12" calcext:value-type="float">
            <text:p>12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1" calcext:value-type="float">
            <text:p>1671</text:p>
          </table:table-cell>
          <table:table-cell office:value-type="float" office:value="28" calcext:value-type="float">
            <text:p>28</text:p>
          </table:table-cell>
          <table:table-cell office:value-type="float" office:value="125869000000" calcext:value-type="float">
            <text:p>125869000000</text:p>
          </table:table-cell>
          <table:table-cell office:value-type="float" office:value="3" calcext:value-type="float">
            <text:p>3</text:p>
          </table:table-cell>
          <table:table-cell office:value-type="float" office:value="7177300" calcext:value-type="float">
            <text:p>7177300</text:p>
          </table:table-cell>
          <table:table-cell office:value-type="float" office:value="15" calcext:value-type="float">
            <text:p>15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9" calcext:value-type="float">
            <text:p>1779</text:p>
          </table:table-cell>
          <table:table-cell office:value-type="float" office:value="46" calcext:value-type="float">
            <text:p>46</text:p>
          </table:table-cell>
          <table:table-cell office:value-type="float" office:value="460763000000" calcext:value-type="float">
            <text:p>46076300000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377195000" calcext:value-type="float">
            <text:p>377195000</text:p>
          </table:table-cell>
          <table:table-cell office:value-type="float" office:value="16" calcext:value-type="float">
            <text:p>1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36" calcext:value-type="float">
            <text:p>1336</text:p>
          </table:table-cell>
          <table:table-cell office:value-type="float" office:value="34" calcext:value-type="float">
            <text:p>34</text:p>
          </table:table-cell>
          <table:table-cell office:value-type="float" office:value="716542000" calcext:value-type="float">
            <text:p>716542000</text:p>
          </table:table-cell>
          <table:table-cell office:value-type="float" office:value="3.17647" calcext:value-type="float">
            <text:p>3.17647</text:p>
          </table:table-cell>
          <table:table-cell office:value-type="float" office:value="32.4706" calcext:value-type="float">
            <text:p>32.4706</text:p>
          </table:table-cell>
          <table:table-cell office:value-type="float" office:value="8" calcext:value-type="float">
            <text:p>8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office:value-type="float" office:value="198809000000" calcext:value-type="float">
            <text:p>198809000000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29865700" calcext:value-type="float">
            <text:p>29865700</text:p>
          </table:table-cell>
          <table:table-cell office:value-type="float" office:value="17" calcext:value-type="float">
            <text:p>17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5" calcext:value-type="float">
            <text:p>1765</text:p>
          </table:table-cell>
          <table:table-cell office:value-type="float" office:value="46" calcext:value-type="float">
            <text:p>46</text:p>
          </table:table-cell>
          <table:table-cell office:value-type="float" office:value="212064000000" calcext:value-type="float">
            <text:p>212064000000</text:p>
          </table:table-cell>
          <table:table-cell office:value-type="float" office:value="3.17391" calcext:value-type="float">
            <text:p>3.17391</text:p>
          </table:table-cell>
          <table:table-cell office:value-type="float" office:value="736090000" calcext:value-type="float">
            <text:p>736090000</text:p>
          </table:table-cell>
          <table:table-cell office:value-type="float" office:value="15" calcext:value-type="float">
            <text:p>15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18" calcext:value-type="float">
            <text:p>1318</text:p>
          </table:table-cell>
          <table:table-cell office:value-type="float" office:value="46" calcext:value-type="float">
            <text:p>46</text:p>
          </table:table-cell>
          <table:table-cell office:value-type="float" office:value="20262100000" calcext:value-type="float">
            <text:p>20262100000</text:p>
          </table:table-cell>
          <table:table-cell office:value-type="float" office:value="2.69565" calcext:value-type="float">
            <text:p>2.69565</text:p>
          </table:table-cell>
          <table:table-cell office:value-type="float" office:value="558349000" calcext:value-type="float">
            <text:p>558349000</text:p>
          </table:table-cell>
          <table:table-cell office:value-type="float" office:value="12" calcext:value-type="float">
            <text:p>12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01" calcext:value-type="float">
            <text:p>1201</text:p>
          </table:table-cell>
          <table:table-cell office:value-type="float" office:value="42" calcext:value-type="float">
            <text:p>42</text:p>
          </table:table-cell>
          <table:table-cell office:value-type="float" office:value="370769000000" calcext:value-type="float">
            <text:p>370769000000</text:p>
          </table:table-cell>
          <table:table-cell office:value-type="float" office:value="2.85714" calcext:value-type="float">
            <text:p>2.85714</text:p>
          </table:table-cell>
          <table:table-cell office:value-type="float" office:value="991989000" calcext:value-type="float">
            <text:p>991989000</text:p>
          </table:table-cell>
          <table:table-cell office:value-type="float" office:value="9" calcext:value-type="float">
            <text:p>9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table:formula="of:#VALUE!" office:value-type="string" office:string-value="" calcext:value-type="error">
            <text:p>#VALUE!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4" calcext:value-type="float">
            <text:p>1504</text:p>
          </table:table-cell>
          <table:table-cell office:value-type="float" office:value="22" calcext:value-type="float">
            <text:p>22</text:p>
          </table:table-cell>
          <table:table-cell office:value-type="float" office:value="627192000" calcext:value-type="float">
            <text:p>627192000</text:p>
          </table:table-cell>
          <table:table-cell office:value-type="float" office:value="3.22727" calcext:value-type="float">
            <text:p>3.22727</text:p>
          </table:table-cell>
          <table:table-cell office:value-type="float" office:value="30.7727" calcext:value-type="float">
            <text:p>30.7727</text:p>
          </table:table-cell>
          <table:table-cell office:value-type="float" office:value="13" calcext:value-type="float">
            <text:p>13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0" calcext:value-type="float">
            <text:p>1670</text:p>
          </table:table-cell>
          <table:table-cell office:value-type="float" office:value="46" calcext:value-type="float">
            <text:p>46</text:p>
          </table:table-cell>
          <table:table-cell office:value-type="float" office:value="150928000000" calcext:value-type="float">
            <text:p>150928000000</text:p>
          </table:table-cell>
          <table:table-cell office:value-type="float" office:value="3.30435" calcext:value-type="float">
            <text:p>3.30435</text:p>
          </table:table-cell>
          <table:table-cell office:value-type="float" office:value="758645000" calcext:value-type="float">
            <text:p>758645000</text:p>
          </table:table-cell>
          <table:table-cell office:value-type="float" office:value="16" calcext:value-type="float">
            <text:p>1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13" calcext:value-type="float">
            <text:p>1713</text:p>
          </table:table-cell>
          <table:table-cell office:value-type="float" office:value="46" calcext:value-type="float">
            <text:p>46</text:p>
          </table:table-cell>
          <table:table-cell office:value-type="float" office:value="154935000000" calcext:value-type="float">
            <text:p>154935000000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827894000" calcext:value-type="float">
            <text:p>827894000</text:p>
          </table:table-cell>
          <table:table-cell office:value-type="float" office:value="14" calcext:value-type="float">
            <text:p>14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67" calcext:value-type="float">
            <text:p>1567</text:p>
          </table:table-cell>
          <table:table-cell office:value-type="float" office:value="37" calcext:value-type="float">
            <text:p>37</text:p>
          </table:table-cell>
          <table:table-cell office:value-type="float" office:value="94420800000" calcext:value-type="float">
            <text:p>94420800000</text:p>
          </table:table-cell>
          <table:table-cell office:value-type="float" office:value="3.21622" calcext:value-type="float">
            <text:p>3.21622</text:p>
          </table:table-cell>
          <table:table-cell office:value-type="float" office:value="713134000" calcext:value-type="float">
            <text:p>713134000</text:p>
          </table:table-cell>
          <table:table-cell office:value-type="float" office:value="15" calcext:value-type="float">
            <text:p>15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06" calcext:value-type="float">
            <text:p>1506</text:p>
          </table:table-cell>
          <table:table-cell office:value-type="float" office:value="37" calcext:value-type="float">
            <text:p>37</text:p>
          </table:table-cell>
          <table:table-cell office:value-type="float" office:value="138219000000" calcext:value-type="float">
            <text:p>138219000000</text:p>
          </table:table-cell>
          <table:table-cell office:value-type="float" office:value="3.40541" calcext:value-type="float">
            <text:p>3.40541</text:p>
          </table:table-cell>
          <table:table-cell office:value-type="float" office:value="113006000" calcext:value-type="float">
            <text:p>113006000</text:p>
          </table:table-cell>
          <table:table-cell office:value-type="float" office:value="10" calcext:value-type="float">
            <text:p>10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299" calcext:value-type="float">
            <text:p>1299</text:p>
          </table:table-cell>
          <table:table-cell office:value-type="float" office:value="29" calcext:value-type="float">
            <text:p>29</text:p>
          </table:table-cell>
          <table:table-cell office:value-type="float" office:value="18876300000" calcext:value-type="float">
            <text:p>18876300000</text:p>
          </table:table-cell>
          <table:table-cell office:value-type="float" office:value="3.13793" calcext:value-type="float">
            <text:p>3.13793</text:p>
          </table:table-cell>
          <table:table-cell office:value-type="float" office:value="21724500" calcext:value-type="float">
            <text:p>21724500</text:p>
          </table:table-cell>
          <table:table-cell office:value-type="float" office:value="10" calcext:value-type="float">
            <text:p>10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44" calcext:value-type="float">
            <text:p>1144</text:p>
          </table:table-cell>
          <table:table-cell office:value-type="float" office:value="46" calcext:value-type="float">
            <text:p>46</text:p>
          </table:table-cell>
          <table:table-cell office:value-type="float" office:value="883701000000" calcext:value-type="float">
            <text:p>883701000000</text:p>
          </table:table-cell>
          <table:table-cell office:value-type="float" office:value="3.04348" calcext:value-type="float">
            <text:p>3.04348</text:p>
          </table:table-cell>
          <table:table-cell office:value-type="float" office:value="536382000" calcext:value-type="float">
            <text:p>536382000</text:p>
          </table:table-cell>
          <table:table-cell office:value-type="float" office:value="8" calcext:value-type="float">
            <text:p>8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45" calcext:value-type="float">
            <text:p>1645</text:p>
          </table:table-cell>
          <table:table-cell office:value-type="float" office:value="37" calcext:value-type="float">
            <text:p>37</text:p>
          </table:table-cell>
          <table:table-cell office:value-type="float" office:value="56837500000" calcext:value-type="float">
            <text:p>56837500000</text:p>
          </table:table-cell>
          <table:table-cell office:value-type="float" office:value="3.18919" calcext:value-type="float">
            <text:p>3.18919</text:p>
          </table:table-cell>
          <table:table-cell office:value-type="float" office:value="128664000" calcext:value-type="float">
            <text:p>128664000</text:p>
          </table:table-cell>
          <table:table-cell office:value-type="float" office:value="15" calcext:value-type="float">
            <text:p>15</text:p>
          </table:table-cell>
          <table:table-cell office:value-type="float" office:value="6274" calcext:value-type="float">
            <text:p>6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1:29.556132516</dc:date>
    <meta:editing-duration>PT3M4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